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text-properties officeooo:rsid="0020725d" officeooo:paragraph-rsid="0020725d"/>
    </style:style>
    <style:style style:name="P4" style:family="paragraph" style:parent-style-name="Standard">
      <style:paragraph-properties fo:text-align="center" style:justify-single-word="false"/>
      <style:text-properties fo:font-size="16pt" officeooo:rsid="0020725d" officeooo:paragraph-rsid="0020725d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3pt" officeooo:rsid="0020725d" officeooo:paragraph-rsid="0021bb63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rsid="002241ed" officeooo:paragraph-rsid="002241ed" style:font-size-asian="13pt" style:font-size-complex="13pt"/>
    </style:style>
    <style:style style:name="P7" style:family="paragraph" style:parent-style-name="Standard">
      <style:text-properties officeooo:rsid="0021a9de" officeooo:paragraph-rsid="0021a9de"/>
    </style:style>
    <style:style style:name="P8" style:family="paragraph" style:parent-style-name="Standard">
      <style:paragraph-properties fo:text-align="end" style:justify-single-word="false"/>
      <style:text-properties fo:font-size="12pt" officeooo:rsid="001e5323" officeooo:paragraph-rsid="001e5323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3pt" officeooo:rsid="0021bb63" officeooo:paragraph-rsid="0021bb63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232132" officeooo:paragraph-rsid="00232132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2132" officeooo:paragraph-rsid="00232132" style:font-size-asian="10.5pt" style:font-weight-asian="normal" style:font-size-complex="12pt" style:font-weight-complex="normal"/>
    </style:style>
    <style:style style:name="T1" style:family="text">
      <style:text-properties officeooo:rsid="0020725d"/>
    </style:style>
    <style:style style:name="T2" style:family="text">
      <style:text-properties officeooo:rsid="002241e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date style:data-style-name="N37" text:date-value="2025-09-25T03:03:58.519207667">09/24/25</text:date></text:p>
      <text:p text:style-name="P2">Math <text:span text:style-name="T2">6</text:span>099 – Colloquium </text:p>
      <text:p text:style-name="P2"><text:span text:style-name="T1">Fall</text:span> 2025</text:p>
      <text:p text:style-name="P1"/>
      <text:p text:style-name="P10">Thriving as a Math Graduate Student</text:p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09-25T03:03:58.445939390</dc:date>
    <meta:editing-duration>P3DT18H43M7S</meta:editing-duration>
    <meta:editing-cycles>7</meta:editing-cycles>
    <meta:document-statistic meta:table-count="0" meta:image-count="0" meta:object-count="0" meta:page-count="1" meta:paragraph-count="4" meta:word-count="12" meta:character-count="75" meta:non-whitespace-character-count="65"/>
  </office:meta>
</office:document-meta>
</file>